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390">
            <text:p>390</text:p>
          </table:table-cell>
          <table:table-cell office:value-type="float" office:value="0.003769647">
            <text:p>0.003769647</text:p>
          </table:table-cell>
          <table:table-cell office:value-type="float" office:value="0.0004146161">
            <text:p>0.0004146161</text:p>
          </table:table-cell>
          <table:table-cell office:value-type="float" office:value="0.0184726">
            <text:p>0.018472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4532416">
            <text:p>0.004532416</text:p>
          </table:table-cell>
          <table:table-cell office:value-type="float" office:value="0.0005028333">
            <text:p>0.0005028333</text:p>
          </table:table-cell>
          <table:table-cell office:value-type="float" office:value="0.02221101">
            <text:p>0.0222110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5446553">
            <text:p>0.005446553</text:p>
          </table:table-cell>
          <table:table-cell office:value-type="float" office:value="0.0006084991">
            <text:p>0.0006084991</text:p>
          </table:table-cell>
          <table:table-cell office:value-type="float" office:value="0.02669819">
            <text:p>0.0266981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6538868">
            <text:p>0.006538868</text:p>
          </table:table-cell>
          <table:table-cell office:value-type="float" office:value="0.0007344436">
            <text:p>0.0007344436</text:p>
          </table:table-cell>
          <table:table-cell office:value-type="float" office:value="0.03206937">
            <text:p>0.03206937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7839699">
            <text:p>0.007839699</text:p>
          </table:table-cell>
          <table:table-cell office:value-type="float" office:value="0.0008837389">
            <text:p>0.0008837389</text:p>
          </table:table-cell>
          <table:table-cell office:value-type="float" office:value="0.03847832">
            <text:p>0.0384783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9382967">
            <text:p>0.009382967</text:p>
          </table:table-cell>
          <table:table-cell office:value-type="float" office:value="0.001059646">
            <text:p>0.001059646</text:p>
          </table:table-cell>
          <table:table-cell office:value-type="float" office:value="0.04609784">
            <text:p>0.04609784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1120608">
            <text:p>0.01120608</text:p>
          </table:table-cell>
          <table:table-cell office:value-type="float" office:value="0.001265532">
            <text:p>0.001265532</text:p>
          </table:table-cell>
          <table:table-cell office:value-type="float" office:value="0.05511953">
            <text:p>0.05511953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1334965">
            <text:p>0.01334965</text:p>
          </table:table-cell>
          <table:table-cell office:value-type="float" office:value="0.001504753">
            <text:p>0.001504753</text:p>
          </table:table-cell>
          <table:table-cell office:value-type="float" office:value="0.06575257">
            <text:p>0.0657525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158569">
            <text:p>0.0158569</text:p>
          </table:table-cell>
          <table:table-cell office:value-type="float" office:value="0.001780493">
            <text:p>0.001780493</text:p>
          </table:table-cell>
          <table:table-cell office:value-type="float" office:value="0.07822113">
            <text:p>0.0782211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1877286">
            <text:p>0.01877286</text:p>
          </table:table-cell>
          <table:table-cell office:value-type="float" office:value="0.002095572">
            <text:p>0.002095572</text:p>
          </table:table-cell>
          <table:table-cell office:value-type="float" office:value="0.09276013">
            <text:p>0.092760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2214302">
            <text:p>0.02214302</text:p>
          </table:table-cell>
          <table:table-cell office:value-type="float" office:value="0.002452194">
            <text:p>0.002452194</text:p>
          </table:table-cell>
          <table:table-cell office:value-type="float" office:value="0.109609">
            <text:p>0.109609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2601285">
            <text:p>0.02601285</text:p>
          </table:table-cell>
          <table:table-cell office:value-type="float" office:value="0.002852216">
            <text:p>0.002852216</text:p>
          </table:table-cell>
          <table:table-cell office:value-type="float" office:value="0.1290077">
            <text:p>0.129007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3043036">
            <text:p>0.03043036</text:p>
          </table:table-cell>
          <table:table-cell office:value-type="float" office:value="0.003299115">
            <text:p>0.003299115</text:p>
          </table:table-cell>
          <table:table-cell office:value-type="float" office:value="0.1512047">
            <text:p>0.151204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3544325">
            <text:p>0.03544325</text:p>
          </table:table-cell>
          <table:table-cell office:value-type="float" office:value="0.003797466">
            <text:p>0.003797466</text:p>
          </table:table-cell>
          <table:table-cell office:value-type="float" office:value="0.1764441">
            <text:p>0.176444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410964">
            <text:p>0.0410964</text:p>
          </table:table-cell>
          <table:table-cell office:value-type="float" office:value="0.004352768">
            <text:p>0.004352768</text:p>
          </table:table-cell>
          <table:table-cell office:value-type="float" office:value="0.2049517">
            <text:p>0.204951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4742986">
            <text:p>0.04742986</text:p>
          </table:table-cell>
          <table:table-cell office:value-type="float" office:value="0.004971717">
            <text:p>0.004971717</text:p>
          </table:table-cell>
          <table:table-cell office:value-type="float" office:value="0.2369246">
            <text:p>0.236924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5447394">
            <text:p>0.05447394</text:p>
          </table:table-cell>
          <table:table-cell office:value-type="float" office:value="0.005661014">
            <text:p>0.005661014</text:p>
          </table:table-cell>
          <table:table-cell office:value-type="float" office:value="0.2725123">
            <text:p>0.272512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6223612">
            <text:p>0.06223612</text:p>
          </table:table-cell>
          <table:table-cell office:value-type="float" office:value="0.006421615">
            <text:p>0.006421615</text:p>
          </table:table-cell>
          <table:table-cell office:value-type="float" office:value="0.311782">
            <text:p>0.31178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70048">
            <text:p>0.07070048</text:p>
          </table:table-cell>
          <table:table-cell office:value-type="float" office:value="0.007250312">
            <text:p>0.007250312</text:p>
          </table:table-cell>
          <table:table-cell office:value-type="float" office:value="0.3547064">
            <text:p>0.3547064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7982513">
            <text:p>0.07982513</text:p>
          </table:table-cell>
          <table:table-cell office:value-type="float" office:value="0.008140173">
            <text:p>0.008140173</text:p>
          </table:table-cell>
          <table:table-cell office:value-type="float" office:value="0.4011473">
            <text:p>0.401147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8953803">
            <text:p>0.08953803</text:p>
          </table:table-cell>
          <table:table-cell office:value-type="float" office:value="0.00907986">
            <text:p>0.00907986</text:p>
          </table:table-cell>
          <table:table-cell office:value-type="float" office:value="0.4508369">
            <text:p>0.450836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9974848">
            <text:p>0.09974848</text:p>
          </table:table-cell>
          <table:table-cell office:value-type="float" office:value="0.01005608">
            <text:p>0.01005608</text:p>
          </table:table-cell>
          <table:table-cell office:value-type="float" office:value="0.5034164">
            <text:p>0.503416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1104019">
            <text:p>0.1104019</text:p>
          </table:table-cell>
          <table:table-cell office:value-type="float" office:value="0.01106456">
            <text:p>0.01106456</text:p>
          </table:table-cell>
          <table:table-cell office:value-type="float" office:value="0.5586361">
            <text:p>0.5586361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1214566">
            <text:p>0.1214566</text:p>
          </table:table-cell>
          <table:table-cell office:value-type="float" office:value="0.01210522">
            <text:p>0.01210522</text:p>
          </table:table-cell>
          <table:table-cell office:value-type="float" office:value="0.6162734">
            <text:p>0.616273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1328741">
            <text:p>0.1328741</text:p>
          </table:table-cell>
          <table:table-cell office:value-type="float" office:value="0.01318014">
            <text:p>0.01318014</text:p>
          </table:table-cell>
          <table:table-cell office:value-type="float" office:value="0.6760982">
            <text:p>0.6760982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1446214">
            <text:p>0.1446214</text:p>
          </table:table-cell>
          <table:table-cell office:value-type="float" office:value="0.01429377">
            <text:p>0.01429377</text:p>
          </table:table-cell>
          <table:table-cell office:value-type="float" office:value="0.7378822">
            <text:p>0.737882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1566468">
            <text:p>0.1566468</text:p>
          </table:table-cell>
          <table:table-cell office:value-type="float" office:value="0.01545004">
            <text:p>0.01545004</text:p>
          </table:table-cell>
          <table:table-cell office:value-type="float" office:value="0.8013019">
            <text:p>0.801301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1687901">
            <text:p>0.1687901</text:p>
          </table:table-cell>
          <table:table-cell office:value-type="float" office:value="0.01664093">
            <text:p>0.01664093</text:p>
          </table:table-cell>
          <table:table-cell office:value-type="float" office:value="0.8655573">
            <text:p>0.865557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808328">
            <text:p>0.1808328</text:p>
          </table:table-cell>
          <table:table-cell office:value-type="float" office:value="0.01785302">
            <text:p>0.01785302</text:p>
          </table:table-cell>
          <table:table-cell office:value-type="float" office:value="0.9295791">
            <text:p>0.929579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1925216">
            <text:p>0.1925216</text:p>
          </table:table-cell>
          <table:table-cell office:value-type="float" office:value="0.01907018">
            <text:p>0.01907018</text:p>
          </table:table-cell>
          <table:table-cell office:value-type="float" office:value="0.9921293">
            <text:p>0.992129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2035729">
            <text:p>0.2035729</text:p>
          </table:table-cell>
          <table:table-cell office:value-type="float" office:value="0.02027369">
            <text:p>0.02027369</text:p>
          </table:table-cell>
          <table:table-cell office:value-type="float" office:value="1.051821">
            <text:p>1.051821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2137531">
            <text:p>0.2137531</text:p>
          </table:table-cell>
          <table:table-cell office:value-type="float" office:value="0.02144805">
            <text:p>0.02144805</text:p>
          </table:table-cell>
          <table:table-cell office:value-type="float" office:value="1.107509">
            <text:p>1.10750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2231348">
            <text:p>0.2231348</text:p>
          </table:table-cell>
          <table:table-cell office:value-type="float" office:value="0.02260041">
            <text:p>0.02260041</text:p>
          </table:table-cell>
          <table:table-cell office:value-type="float" office:value="1.159527">
            <text:p>1.15952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2319245">
            <text:p>0.2319245</text:p>
          </table:table-cell>
          <table:table-cell office:value-type="float" office:value="0.02374789">
            <text:p>0.02374789</text:p>
          </table:table-cell>
          <table:table-cell office:value-type="float" office:value="1.208869">
            <text:p>1.20886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2403892">
            <text:p>0.2403892</text:p>
          </table:table-cell>
          <table:table-cell office:value-type="float" office:value="0.02491247">
            <text:p>0.02491247</text:p>
          </table:table-cell>
          <table:table-cell office:value-type="float" office:value="1.256834">
            <text:p>1.25683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2488523">
            <text:p>0.2488523</text:p>
          </table:table-cell>
          <table:table-cell office:value-type="float" office:value="0.02612106">
            <text:p>0.02612106</text:p>
          </table:table-cell>
          <table:table-cell office:value-type="float" office:value="1.305008">
            <text:p>1.305008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2575896">
            <text:p>0.2575896</text:p>
          </table:table-cell>
          <table:table-cell office:value-type="float" office:value="0.02739923">
            <text:p>0.02739923</text:p>
          </table:table-cell>
          <table:table-cell office:value-type="float" office:value="1.354758">
            <text:p>1.354758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2664991">
            <text:p>0.2664991</text:p>
          </table:table-cell>
          <table:table-cell office:value-type="float" office:value="0.02874993">
            <text:p>0.02874993</text:p>
          </table:table-cell>
          <table:table-cell office:value-type="float" office:value="1.405594">
            <text:p>1.40559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753532">
            <text:p>0.2753532</text:p>
          </table:table-cell>
          <table:table-cell office:value-type="float" office:value="0.03016909">
            <text:p>0.03016909</text:p>
          </table:table-cell>
          <table:table-cell office:value-type="float" office:value="1.456414">
            <text:p>1.45641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2838921">
            <text:p>0.2838921</text:p>
          </table:table-cell>
          <table:table-cell office:value-type="float" office:value="0.03165145">
            <text:p>0.03165145</text:p>
          </table:table-cell>
          <table:table-cell office:value-type="float" office:value="1.50596">
            <text:p>1.50596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2918246">
            <text:p>0.2918246</text:p>
          </table:table-cell>
          <table:table-cell office:value-type="float" office:value="0.03319038">
            <text:p>0.03319038</text:p>
          </table:table-cell>
          <table:table-cell office:value-type="float" office:value="1.552826">
            <text:p>1.55282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29892">
            <text:p>0.29892</text:p>
          </table:table-cell>
          <table:table-cell office:value-type="float" office:value="0.03477912">
            <text:p>0.03477912</text:p>
          </table:table-cell>
          <table:table-cell office:value-type="float" office:value="1.595902">
            <text:p>1.59590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3052993">
            <text:p>0.3052993</text:p>
          </table:table-cell>
          <table:table-cell office:value-type="float" office:value="0.03641495">
            <text:p>0.03641495</text:p>
          </table:table-cell>
          <table:table-cell office:value-type="float" office:value="1.635768">
            <text:p>1.63576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112031">
            <text:p>0.3112031</text:p>
          </table:table-cell>
          <table:table-cell office:value-type="float" office:value="0.03809569">
            <text:p>0.03809569</text:p>
          </table:table-cell>
          <table:table-cell office:value-type="float" office:value="1.673573">
            <text:p>1.67357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3169047">
            <text:p>0.3169047</text:p>
          </table:table-cell>
          <table:table-cell office:value-type="float" office:value="0.03981843">
            <text:p>0.03981843</text:p>
          </table:table-cell>
          <table:table-cell office:value-type="float" office:value="1.710604">
            <text:p>1.71060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3227087">
            <text:p>0.3227087</text:p>
          </table:table-cell>
          <table:table-cell office:value-type="float" office:value="0.0415794">
            <text:p>0.0415794</text:p>
          </table:table-cell>
          <table:table-cell office:value-type="float" office:value="1.74828">
            <text:p>1.7482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3288194">
            <text:p>0.3288194</text:p>
          </table:table-cell>
          <table:table-cell office:value-type="float" office:value="0.04337098">
            <text:p>0.04337098</text:p>
          </table:table-cell>
          <table:table-cell office:value-type="float" office:value="1.787504">
            <text:p>1.787504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3349242">
            <text:p>0.3349242</text:p>
          </table:table-cell>
          <table:table-cell office:value-type="float" office:value="0.0451718">
            <text:p>0.0451718</text:p>
          </table:table-cell>
          <table:table-cell office:value-type="float" office:value="1.826609">
            <text:p>1.82660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3405452">
            <text:p>0.3405452</text:p>
          </table:table-cell>
          <table:table-cell office:value-type="float" office:value="0.0469542">
            <text:p>0.0469542</text:p>
          </table:table-cell>
          <table:table-cell office:value-type="float" office:value="1.863108">
            <text:p>1.86310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3451688">
            <text:p>0.3451688</text:p>
          </table:table-cell>
          <table:table-cell office:value-type="float" office:value="0.04868718">
            <text:p>0.04868718</text:p>
          </table:table-cell>
          <table:table-cell office:value-type="float" office:value="1.894332">
            <text:p>1.89433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3482554">
            <text:p>0.3482554</text:p>
          </table:table-cell>
          <table:table-cell office:value-type="float" office:value="0.05033657">
            <text:p>0.05033657</text:p>
          </table:table-cell>
          <table:table-cell office:value-type="float" office:value="1.917479">
            <text:p>1.917479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3494153">
            <text:p>0.3494153</text:p>
          </table:table-cell>
          <table:table-cell office:value-type="float" office:value="0.05187611">
            <text:p>0.05187611</text:p>
          </table:table-cell>
          <table:table-cell office:value-type="float" office:value="1.930529">
            <text:p>1.930529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3489075">
            <text:p>0.3489075</text:p>
          </table:table-cell>
          <table:table-cell office:value-type="float" office:value="0.05332218">
            <text:p>0.05332218</text:p>
          </table:table-cell>
          <table:table-cell office:value-type="float" office:value="1.934819">
            <text:p>1.93481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471746">
            <text:p>0.3471746</text:p>
          </table:table-cell>
          <table:table-cell office:value-type="float" office:value="0.05470603">
            <text:p>0.05470603</text:p>
          </table:table-cell>
          <table:table-cell office:value-type="float" office:value="1.93265">
            <text:p>1.9326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3446705">
            <text:p>0.3446705</text:p>
          </table:table-cell>
          <table:table-cell office:value-type="float" office:value="0.05606335">
            <text:p>0.05606335</text:p>
          </table:table-cell>
          <table:table-cell office:value-type="float" office:value="1.926395">
            <text:p>1.92639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3418483">
            <text:p>0.3418483</text:p>
          </table:table-cell>
          <table:table-cell office:value-type="float" office:value="0.05743393">
            <text:p>0.05743393</text:p>
          </table:table-cell>
          <table:table-cell office:value-type="float" office:value="1.918437">
            <text:p>1.918437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339024">
            <text:p>0.339024</text:p>
          </table:table-cell>
          <table:table-cell office:value-type="float" office:value="0.05885107">
            <text:p>0.05885107</text:p>
          </table:table-cell>
          <table:table-cell office:value-type="float" office:value="1.91043">
            <text:p>1.91043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3359926">
            <text:p>0.3359926</text:p>
          </table:table-cell>
          <table:table-cell office:value-type="float" office:value="0.06030809">
            <text:p>0.06030809</text:p>
          </table:table-cell>
          <table:table-cell office:value-type="float" office:value="1.901224">
            <text:p>1.90122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3324276">
            <text:p>0.3324276</text:p>
          </table:table-cell>
          <table:table-cell office:value-type="float" office:value="0.06178644">
            <text:p>0.06178644</text:p>
          </table:table-cell>
          <table:table-cell office:value-type="float" office:value="1.889">
            <text:p>1.88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3280157">
            <text:p>0.3280157</text:p>
          </table:table-cell>
          <table:table-cell office:value-type="float" office:value="0.0632657">
            <text:p>0.0632657</text:p>
          </table:table-cell>
          <table:table-cell office:value-type="float" office:value="1.871996">
            <text:p>1.87199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3224637">
            <text:p>0.3224637</text:p>
          </table:table-cell>
          <table:table-cell office:value-type="float" office:value="0.06472352">
            <text:p>0.06472352</text:p>
          </table:table-cell>
          <table:table-cell office:value-type="float" office:value="1.848545">
            <text:p>1.848545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3156225">
            <text:p>0.3156225</text:p>
          </table:table-cell>
          <table:table-cell office:value-type="float" office:value="0.06614749">
            <text:p>0.06614749</text:p>
          </table:table-cell>
          <table:table-cell office:value-type="float" office:value="1.817792">
            <text:p>1.81779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3078201">
            <text:p>0.3078201</text:p>
          </table:table-cell>
          <table:table-cell office:value-type="float" office:value="0.06757256">
            <text:p>0.06757256</text:p>
          </table:table-cell>
          <table:table-cell office:value-type="float" office:value="1.781627">
            <text:p>1.78162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994771">
            <text:p>0.2994771</text:p>
          </table:table-cell>
          <table:table-cell office:value-type="float" office:value="0.06904928">
            <text:p>0.06904928</text:p>
          </table:table-cell>
          <table:table-cell office:value-type="float" office:value="1.742514">
            <text:p>1.74251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2909776">
            <text:p>0.2909776</text:p>
          </table:table-cell>
          <table:table-cell office:value-type="float" office:value="0.0706328">
            <text:p>0.0706328</text:p>
          </table:table-cell>
          <table:table-cell office:value-type="float" office:value="1.702749">
            <text:p>1.70274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2826646">
            <text:p>0.2826646</text:p>
          </table:table-cell>
          <table:table-cell office:value-type="float" office:value="0.07238339">
            <text:p>0.07238339</text:p>
          </table:table-cell>
          <table:table-cell office:value-type="float" office:value="1.664439">
            <text:p>1.66443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2747962">
            <text:p>0.2747962</text:p>
          </table:table-cell>
          <table:table-cell office:value-type="float" office:value="0.0743596">
            <text:p>0.0743596</text:p>
          </table:table-cell>
          <table:table-cell office:value-type="float" office:value="1.629207">
            <text:p>1.629207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2674312">
            <text:p>0.2674312</text:p>
          </table:table-cell>
          <table:table-cell office:value-type="float" office:value="0.07659383">
            <text:p>0.07659383</text:p>
          </table:table-cell>
          <table:table-cell office:value-type="float" office:value="1.59736">
            <text:p>1.59736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2605847">
            <text:p>0.2605847</text:p>
          </table:table-cell>
          <table:table-cell office:value-type="float" office:value="0.07911436">
            <text:p>0.07911436</text:p>
          </table:table-cell>
          <table:table-cell office:value-type="float" office:value="1.568896">
            <text:p>1.56889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2542749">
            <text:p>0.2542749</text:p>
          </table:table-cell>
          <table:table-cell office:value-type="float" office:value="0.08195345">
            <text:p>0.08195345</text:p>
          </table:table-cell>
          <table:table-cell office:value-type="float" office:value="1.543823">
            <text:p>1.54382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2485254">
            <text:p>0.2485254</text:p>
          </table:table-cell>
          <table:table-cell office:value-type="float" office:value="0.08514816">
            <text:p>0.08514816</text:p>
          </table:table-cell>
          <table:table-cell office:value-type="float" office:value="1.522157">
            <text:p>1.522157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2433039">
            <text:p>0.2433039</text:p>
          </table:table-cell>
          <table:table-cell office:value-type="float" office:value="0.08872657">
            <text:p>0.08872657</text:p>
          </table:table-cell>
          <table:table-cell office:value-type="float" office:value="1.503611">
            <text:p>1.50361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2383414">
            <text:p>0.2383414</text:p>
          </table:table-cell>
          <table:table-cell office:value-type="float" office:value="0.09266008">
            <text:p>0.09266008</text:p>
          </table:table-cell>
          <table:table-cell office:value-type="float" office:value="1.486673">
            <text:p>1.486673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333253">
            <text:p>0.2333253</text:p>
          </table:table-cell>
          <table:table-cell office:value-type="float" office:value="0.09689723">
            <text:p>0.09689723</text:p>
          </table:table-cell>
          <table:table-cell office:value-type="float" office:value="1.469595">
            <text:p>1.46959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2279619">
            <text:p>0.2279619</text:p>
          </table:table-cell>
          <table:table-cell office:value-type="float" office:value="0.1013746">
            <text:p>0.1013746</text:p>
          </table:table-cell>
          <table:table-cell office:value-type="float" office:value="1.450709">
            <text:p>1.45070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2219781">
            <text:p>0.2219781</text:p>
          </table:table-cell>
          <table:table-cell office:value-type="float" office:value="0.1060145">
            <text:p>0.1060145</text:p>
          </table:table-cell>
          <table:table-cell office:value-type="float" office:value="1.42844">
            <text:p>1.42844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2151735">
            <text:p>0.2151735</text:p>
          </table:table-cell>
          <table:table-cell office:value-type="float" office:value="0.1107377">
            <text:p>0.1107377</text:p>
          </table:table-cell>
          <table:table-cell office:value-type="float" office:value="1.401587">
            <text:p>1.401587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2075619">
            <text:p>0.2075619</text:p>
          </table:table-cell>
          <table:table-cell office:value-type="float" office:value="0.1155111">
            <text:p>0.1155111</text:p>
          </table:table-cell>
          <table:table-cell office:value-type="float" office:value="1.370094">
            <text:p>1.370094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1992183">
            <text:p>0.1992183</text:p>
          </table:table-cell>
          <table:table-cell office:value-type="float" office:value="0.1203122">
            <text:p>0.1203122</text:p>
          </table:table-cell>
          <table:table-cell office:value-type="float" office:value="1.33422">
            <text:p>1.3342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190229">
            <text:p>0.190229</text:p>
          </table:table-cell>
          <table:table-cell office:value-type="float" office:value="0.1251161">
            <text:p>0.1251161</text:p>
          </table:table-cell>
          <table:table-cell office:value-type="float" office:value="1.294275">
            <text:p>1.29427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1806905">
            <text:p>0.1806905</text:p>
          </table:table-cell>
          <table:table-cell office:value-type="float" office:value="0.1298957">
            <text:p>0.1298957</text:p>
          </table:table-cell>
          <table:table-cell office:value-type="float" office:value="1.25061">
            <text:p>1.2506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1707154">
            <text:p>0.1707154</text:p>
          </table:table-cell>
          <table:table-cell office:value-type="float" office:value="0.1346299">
            <text:p>0.1346299</text:p>
          </table:table-cell>
          <table:table-cell office:value-type="float" office:value="1.203696">
            <text:p>1.20369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1604471">
            <text:p>0.1604471</text:p>
          </table:table-cell>
          <table:table-cell office:value-type="float" office:value="0.1393309">
            <text:p>0.1393309</text:p>
          </table:table-cell>
          <table:table-cell office:value-type="float" office:value="1.154316">
            <text:p>1.154316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1500244">
            <text:p>0.1500244</text:p>
          </table:table-cell>
          <table:table-cell office:value-type="float" office:value="0.1440235">
            <text:p>0.1440235</text:p>
          </table:table-cell>
          <table:table-cell office:value-type="float" office:value="1.103284">
            <text:p>1.103284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1395705">
            <text:p>0.1395705</text:p>
          </table:table-cell>
          <table:table-cell office:value-type="float" office:value="0.1487372">
            <text:p>0.1487372</text:p>
          </table:table-cell>
          <table:table-cell office:value-type="float" office:value="1.051347">
            <text:p>1.05134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129192">
            <text:p>0.129192</text:p>
          </table:table-cell>
          <table:table-cell office:value-type="float" office:value="0.1535066">
            <text:p>0.1535066</text:p>
          </table:table-cell>
          <table:table-cell office:value-type="float" office:value="0.9991789">
            <text:p>0.9991789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1189859">
            <text:p>0.1189859</text:p>
          </table:table-cell>
          <table:table-cell office:value-type="float" office:value="0.1583644">
            <text:p>0.1583644</text:p>
          </table:table-cell>
          <table:table-cell office:value-type="float" office:value="0.9473958">
            <text:p>0.9473958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1090615">
            <text:p>0.1090615</text:p>
          </table:table-cell>
          <table:table-cell office:value-type="float" office:value="0.1633199">
            <text:p>0.1633199</text:p>
          </table:table-cell>
          <table:table-cell office:value-type="float" office:value="0.8966222">
            <text:p>0.896622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9951424">
            <text:p>0.09951424</text:p>
          </table:table-cell>
          <table:table-cell office:value-type="float" office:value="0.1683761">
            <text:p>0.1683761</text:p>
          </table:table-cell>
          <table:table-cell office:value-type="float" office:value="0.8473981">
            <text:p>0.847398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904185">
            <text:p>0.0904185</text:p>
          </table:table-cell>
          <table:table-cell office:value-type="float" office:value="0.1735365">
            <text:p>0.1735365</text:p>
          </table:table-cell>
          <table:table-cell office:value-type="float" office:value="0.8001576">
            <text:p>0.8001576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8182895">
            <text:p>0.08182895</text:p>
          </table:table-cell>
          <table:table-cell office:value-type="float" office:value="0.1788048">
            <text:p>0.1788048</text:p>
          </table:table-cell>
          <table:table-cell office:value-type="float" office:value="0.7552379">
            <text:p>0.755237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7376817">
            <text:p>0.07376817</text:p>
          </table:table-cell>
          <table:table-cell office:value-type="float" office:value="0.1841819">
            <text:p>0.1841819</text:p>
          </table:table-cell>
          <table:table-cell office:value-type="float" office:value="0.7127879">
            <text:p>0.712787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6619477">
            <text:p>0.06619477</text:p>
          </table:table-cell>
          <table:table-cell office:value-type="float" office:value="0.1896559">
            <text:p>0.1896559</text:p>
          </table:table-cell>
          <table:table-cell office:value-type="float" office:value="0.6725198">
            <text:p>0.672519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590638">
            <text:p>0.0590638</text:p>
          </table:table-cell>
          <table:table-cell office:value-type="float" office:value="0.1952101">
            <text:p>0.1952101</text:p>
          </table:table-cell>
          <table:table-cell office:value-type="float" office:value="0.6340976">
            <text:p>0.6340976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5234242">
            <text:p>0.05234242</text:p>
          </table:table-cell>
          <table:table-cell office:value-type="float" office:value="0.2008259">
            <text:p>0.2008259</text:p>
          </table:table-cell>
          <table:table-cell office:value-type="float" office:value="0.5972433">
            <text:p>0.5972433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4600865">
            <text:p>0.04600865</text:p>
          </table:table-cell>
          <table:table-cell office:value-type="float" office:value="0.2064828">
            <text:p>0.2064828</text:p>
          </table:table-cell>
          <table:table-cell office:value-type="float" office:value="0.5617313">
            <text:p>0.5617313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4006154">
            <text:p>0.04006154</text:p>
          </table:table-cell>
          <table:table-cell office:value-type="float" office:value="0.2121826">
            <text:p>0.2121826</text:p>
          </table:table-cell>
          <table:table-cell office:value-type="float" office:value="0.5274921">
            <text:p>0.527492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3454373">
            <text:p>0.03454373</text:p>
          </table:table-cell>
          <table:table-cell office:value-type="float" office:value="0.2180279">
            <text:p>0.2180279</text:p>
          </table:table-cell>
          <table:table-cell office:value-type="float" office:value="0.4948809">
            <text:p>0.494880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2949091">
            <text:p>0.02949091</text:p>
          </table:table-cell>
          <table:table-cell office:value-type="float" office:value="0.2241586">
            <text:p>0.2241586</text:p>
          </table:table-cell>
          <table:table-cell office:value-type="float" office:value="0.4642586">
            <text:p>0.464258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249214">
            <text:p>0.0249214</text:p>
          </table:table-cell>
          <table:table-cell office:value-type="float" office:value="0.2307302">
            <text:p>0.2307302</text:p>
          </table:table-cell>
          <table:table-cell office:value-type="float" office:value="0.4358841">
            <text:p>0.435884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2083981">
            <text:p>0.02083981</text:p>
          </table:table-cell>
          <table:table-cell office:value-type="float" office:value="0.237916">
            <text:p>0.237916</text:p>
          </table:table-cell>
          <table:table-cell office:value-type="float" office:value="0.4099313">
            <text:p>0.4099313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1723591">
            <text:p>0.01723591</text:p>
          </table:table-cell>
          <table:table-cell office:value-type="float" office:value="0.2458706">
            <text:p>0.2458706</text:p>
          </table:table-cell>
          <table:table-cell office:value-type="float" office:value="0.3864261">
            <text:p>0.386426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1407924">
            <text:p>0.01407924</text:p>
          </table:table-cell>
          <table:table-cell office:value-type="float" office:value="0.2546023">
            <text:p>0.2546023</text:p>
          </table:table-cell>
          <table:table-cell office:value-type="float" office:value="0.3650566">
            <text:p>0.365056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1134516">
            <text:p>0.01134516</text:p>
          </table:table-cell>
          <table:table-cell office:value-type="float" office:value="0.264076">
            <text:p>0.264076</text:p>
          </table:table-cell>
          <table:table-cell office:value-type="float" office:value="0.3454812">
            <text:p>0.345481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09019658">
            <text:p>0.009019658</text:p>
          </table:table-cell>
          <table:table-cell office:value-type="float" office:value="0.274249">
            <text:p>0.274249</text:p>
          </table:table-cell>
          <table:table-cell office:value-type="float" office:value="0.3274095">
            <text:p>0.327409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07097731">
            <text:p>0.007097731</text:p>
          </table:table-cell>
          <table:table-cell office:value-type="float" office:value="0.285068">
            <text:p>0.285068</text:p>
          </table:table-cell>
          <table:table-cell office:value-type="float" office:value="0.3105939">
            <text:p>0.3105939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05571145">
            <text:p>0.005571145</text:p>
          </table:table-cell>
          <table:table-cell office:value-type="float" office:value="0.2964837">
            <text:p>0.2964837</text:p>
          </table:table-cell>
          <table:table-cell office:value-type="float" office:value="0.2948102">
            <text:p>0.294810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04394566">
            <text:p>0.004394566</text:p>
          </table:table-cell>
          <table:table-cell office:value-type="float" office:value="0.308501">
            <text:p>0.308501</text:p>
          </table:table-cell>
          <table:table-cell office:value-type="float" office:value="0.2798194">
            <text:p>0.2798194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03516303">
            <text:p>0.003516303</text:p>
          </table:table-cell>
          <table:table-cell office:value-type="float" office:value="0.3211393">
            <text:p>0.3211393</text:p>
          </table:table-cell>
          <table:table-cell office:value-type="float" office:value="0.26541">
            <text:p>0.2654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02887638">
            <text:p>0.002887638</text:p>
          </table:table-cell>
          <table:table-cell office:value-type="float" office:value="0.3344175">
            <text:p>0.3344175</text:p>
          </table:table-cell>
          <table:table-cell office:value-type="float" office:value="0.2514084">
            <text:p>0.251408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2461588">
            <text:p>0.002461588</text:p>
          </table:table-cell>
          <table:table-cell office:value-type="float" office:value="0.3483536">
            <text:p>0.3483536</text:p>
          </table:table-cell>
          <table:table-cell office:value-type="float" office:value="0.2376753">
            <text:p>0.237675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002206348">
            <text:p>0.002206348</text:p>
          </table:table-cell>
          <table:table-cell office:value-type="float" office:value="0.3629601">
            <text:p>0.3629601</text:p>
          </table:table-cell>
          <table:table-cell office:value-type="float" office:value="0.2241211">
            <text:p>0.224121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.002149559">
            <text:p>0.002149559</text:p>
          </table:table-cell>
          <table:table-cell office:value-type="float" office:value="0.3782275">
            <text:p>0.3782275</text:p>
          </table:table-cell>
          <table:table-cell office:value-type="float" office:value="0.2107484">
            <text:p>0.210748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.002337091">
            <text:p>0.002337091</text:p>
          </table:table-cell>
          <table:table-cell office:value-type="float" office:value="0.3941359">
            <text:p>0.3941359</text:p>
          </table:table-cell>
          <table:table-cell office:value-type="float" office:value="0.1975839">
            <text:p>0.1975839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002818931">
            <text:p>0.002818931</text:p>
          </table:table-cell>
          <table:table-cell office:value-type="float" office:value="0.4106582">
            <text:p>0.4106582</text:p>
          </table:table-cell>
          <table:table-cell office:value-type="float" office:value="0.1846574">
            <text:p>0.1846574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003649178">
            <text:p>0.003649178</text:p>
          </table:table-cell>
          <table:table-cell office:value-type="float" office:value="0.4277595">
            <text:p>0.4277595</text:p>
          </table:table-cell>
          <table:table-cell office:value-type="float" office:value="0.1720018">
            <text:p>0.1720018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004891359">
            <text:p>0.004891359</text:p>
          </table:table-cell>
          <table:table-cell office:value-type="float" office:value="0.4453993">
            <text:p>0.4453993</text:p>
          </table:table-cell>
          <table:table-cell office:value-type="float" office:value="0.1596918">
            <text:p>0.159691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006629364">
            <text:p>0.006629364</text:p>
          </table:table-cell>
          <table:table-cell office:value-type="float" office:value="0.4635396">
            <text:p>0.4635396</text:p>
          </table:table-cell>
          <table:table-cell office:value-type="float" office:value="0.1479415">
            <text:p>0.147941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008942902">
            <text:p>0.008942902</text:p>
          </table:table-cell>
          <table:table-cell office:value-type="float" office:value="0.4821376">
            <text:p>0.4821376</text:p>
          </table:table-cell>
          <table:table-cell office:value-type="float" office:value="0.1369428">
            <text:p>0.1369428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01190224">
            <text:p>0.01190224</text:p>
          </table:table-cell>
          <table:table-cell office:value-type="float" office:value="0.501143">
            <text:p>0.501143</text:p>
          </table:table-cell>
          <table:table-cell office:value-type="float" office:value="0.1268279">
            <text:p>0.126827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01556989">
            <text:p>0.01556989</text:p>
          </table:table-cell>
          <table:table-cell office:value-type="float" office:value="0.5204972">
            <text:p>0.5204972</text:p>
          </table:table-cell>
          <table:table-cell office:value-type="float" office:value="0.1176796">
            <text:p>0.117679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01997668">
            <text:p>0.01997668</text:p>
          </table:table-cell>
          <table:table-cell office:value-type="float" office:value="0.5401387">
            <text:p>0.5401387</text:p>
          </table:table-cell>
          <table:table-cell office:value-type="float" office:value="0.109497">
            <text:p>0.1094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2504698">
            <text:p>0.02504698</text:p>
          </table:table-cell>
          <table:table-cell office:value-type="float" office:value="0.5600208">
            <text:p>0.5600208</text:p>
          </table:table-cell>
          <table:table-cell office:value-type="float" office:value="0.1020943">
            <text:p>0.1020943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0306753">
            <text:p>0.0306753</text:p>
          </table:table-cell>
          <table:table-cell office:value-type="float" office:value="0.5800972">
            <text:p>0.5800972</text:p>
          </table:table-cell>
          <table:table-cell office:value-type="float" office:value="0.09527993">
            <text:p>0.0952799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03674999">
            <text:p>0.03674999</text:p>
          </table:table-cell>
          <table:table-cell office:value-type="float" office:value="0.6003172">
            <text:p>0.6003172</text:p>
          </table:table-cell>
          <table:table-cell office:value-type="float" office:value="0.08890075">
            <text:p>0.0889007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4315171">
            <text:p>0.04315171</text:p>
          </table:table-cell>
          <table:table-cell office:value-type="float" office:value="0.6206256">
            <text:p>0.6206256</text:p>
          </table:table-cell>
          <table:table-cell office:value-type="float" office:value="0.08283548">
            <text:p>0.08283548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04978584">
            <text:p>0.04978584</text:p>
          </table:table-cell>
          <table:table-cell office:value-type="float" office:value="0.6409398">
            <text:p>0.6409398</text:p>
          </table:table-cell>
          <table:table-cell office:value-type="float" office:value="0.07700982">
            <text:p>0.07700982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05668554">
            <text:p>0.05668554</text:p>
          </table:table-cell>
          <table:table-cell office:value-type="float" office:value="0.6610772">
            <text:p>0.6610772</text:p>
          </table:table-cell>
          <table:table-cell office:value-type="float" office:value="0.07144001">
            <text:p>0.0714400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6391651">
            <text:p>0.06391651</text:p>
          </table:table-cell>
          <table:table-cell office:value-type="float" office:value="0.6808134">
            <text:p>0.6808134</text:p>
          </table:table-cell>
          <table:table-cell office:value-type="float" office:value="0.06615436">
            <text:p>0.0661543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7154352">
            <text:p>0.07154352</text:p>
          </table:table-cell>
          <table:table-cell office:value-type="float" office:value="0.6999044">
            <text:p>0.6999044</text:p>
          </table:table-cell>
          <table:table-cell office:value-type="float" office:value="0.06117199">
            <text:p>0.06117199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7962917">
            <text:p>0.07962917</text:p>
          </table:table-cell>
          <table:table-cell office:value-type="float" office:value="0.718089">
            <text:p>0.718089</text:p>
          </table:table-cell>
          <table:table-cell office:value-type="float" office:value="0.05650407">
            <text:p>0.05650407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8821473">
            <text:p>0.08821473</text:p>
          </table:table-cell>
          <table:table-cell office:value-type="float" office:value="0.7351593">
            <text:p>0.7351593</text:p>
          </table:table-cell>
          <table:table-cell office:value-type="float" office:value="0.05215121">
            <text:p>0.0521512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09726978">
            <text:p>0.09726978</text:p>
          </table:table-cell>
          <table:table-cell office:value-type="float" office:value="0.7511821">
            <text:p>0.7511821</text:p>
          </table:table-cell>
          <table:table-cell office:value-type="float" office:value="0.04809566">
            <text:p>0.0480956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1067504">
            <text:p>0.1067504</text:p>
          </table:table-cell>
          <table:table-cell office:value-type="float" office:value="0.7663143">
            <text:p>0.7663143</text:p>
          </table:table-cell>
          <table:table-cell office:value-type="float" office:value="0.0443172">
            <text:p>0.044317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1166192">
            <text:p>0.1166192</text:p>
          </table:table-cell>
          <table:table-cell office:value-type="float" office:value="0.7807352">
            <text:p>0.7807352</text:p>
          </table:table-cell>
          <table:table-cell office:value-type="float" office:value="0.04079734">
            <text:p>0.0407973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1268468">
            <text:p>0.1268468</text:p>
          </table:table-cell>
          <table:table-cell office:value-type="float" office:value="0.7946448">
            <text:p>0.7946448</text:p>
          </table:table-cell>
          <table:table-cell office:value-type="float" office:value="0.03751912">
            <text:p>0.0375191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137406">
            <text:p>0.137406</text:p>
          </table:table-cell>
          <table:table-cell office:value-type="float" office:value="0.8082074">
            <text:p>0.8082074</text:p>
          </table:table-cell>
          <table:table-cell office:value-type="float" office:value="0.03446846">
            <text:p>0.0344684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1482471">
            <text:p>0.1482471</text:p>
          </table:table-cell>
          <table:table-cell office:value-type="float" office:value="0.8213817">
            <text:p>0.8213817</text:p>
          </table:table-cell>
          <table:table-cell office:value-type="float" office:value="0.03163764">
            <text:p>0.03163764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1593076">
            <text:p>0.1593076</text:p>
          </table:table-cell>
          <table:table-cell office:value-type="float" office:value="0.8340701">
            <text:p>0.8340701</text:p>
          </table:table-cell>
          <table:table-cell office:value-type="float" office:value="0.02901901">
            <text:p>0.0290190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1705181">
            <text:p>0.1705181</text:p>
          </table:table-cell>
          <table:table-cell office:value-type="float" office:value="0.8461711">
            <text:p>0.8461711</text:p>
          </table:table-cell>
          <table:table-cell office:value-type="float" office:value="0.02660364">
            <text:p>0.02660364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1818026">
            <text:p>0.1818026</text:p>
          </table:table-cell>
          <table:table-cell office:value-type="float" office:value="0.8575799">
            <text:p>0.8575799</text:p>
          </table:table-cell>
          <table:table-cell office:value-type="float" office:value="0.02438164">
            <text:p>0.02438164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193109">
            <text:p>0.193109</text:p>
          </table:table-cell>
          <table:table-cell office:value-type="float" office:value="0.8682408">
            <text:p>0.8682408</text:p>
          </table:table-cell>
          <table:table-cell office:value-type="float" office:value="0.02234097">
            <text:p>0.02234097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2045085">
            <text:p>0.2045085</text:p>
          </table:table-cell>
          <table:table-cell office:value-type="float" office:value="0.8783061">
            <text:p>0.8783061</text:p>
          </table:table-cell>
          <table:table-cell office:value-type="float" office:value="0.02046415">
            <text:p>0.0204641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2161166">
            <text:p>0.2161166</text:p>
          </table:table-cell>
          <table:table-cell office:value-type="float" office:value="0.8879907">
            <text:p>0.8879907</text:p>
          </table:table-cell>
          <table:table-cell office:value-type="float" office:value="0.01873456">
            <text:p>0.0187345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228065">
            <text:p>0.228065</text:p>
          </table:table-cell>
          <table:table-cell office:value-type="float" office:value="0.8975211">
            <text:p>0.8975211</text:p>
          </table:table-cell>
          <table:table-cell office:value-type="float" office:value="0.01713788">
            <text:p>0.0171378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2405015">
            <text:p>0.2405015</text:p>
          </table:table-cell>
          <table:table-cell office:value-type="float" office:value="0.9071347">
            <text:p>0.9071347</text:p>
          </table:table-cell>
          <table:table-cell office:value-type="float" office:value="0.01566174">
            <text:p>0.0156617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2535441">
            <text:p>0.2535441</text:p>
          </table:table-cell>
          <table:table-cell office:value-type="float" office:value="0.9169947">
            <text:p>0.9169947</text:p>
          </table:table-cell>
          <table:table-cell office:value-type="float" office:value="0.01429644">
            <text:p>0.0142964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26713">
            <text:p>0.26713</text:p>
          </table:table-cell>
          <table:table-cell office:value-type="float" office:value="0.9269295">
            <text:p>0.9269295</text:p>
          </table:table-cell>
          <table:table-cell office:value-type="float" office:value="0.01303702">
            <text:p>0.01303702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2811351">
            <text:p>0.2811351</text:p>
          </table:table-cell>
          <table:table-cell office:value-type="float" office:value="0.9366731">
            <text:p>0.9366731</text:p>
          </table:table-cell>
          <table:table-cell office:value-type="float" office:value="0.01187897">
            <text:p>0.0118789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2954164">
            <text:p>0.2954164</text:p>
          </table:table-cell>
          <table:table-cell office:value-type="float" office:value="0.9459482">
            <text:p>0.9459482</text:p>
          </table:table-cell>
          <table:table-cell office:value-type="float" office:value="0.01081725">
            <text:p>0.0108172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3098117">
            <text:p>0.3098117</text:p>
          </table:table-cell>
          <table:table-cell office:value-type="float" office:value="0.9544675">
            <text:p>0.9544675</text:p>
          </table:table-cell>
          <table:table-cell office:value-type="float" office:value="0.00984647">
            <text:p>0.00984647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3241678">
            <text:p>0.3241678</text:p>
          </table:table-cell>
          <table:table-cell office:value-type="float" office:value="0.9619834">
            <text:p>0.9619834</text:p>
          </table:table-cell>
          <table:table-cell office:value-type="float" office:value="0.008960687">
            <text:p>0.008960687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.3384319">
            <text:p>0.3384319</text:p>
          </table:table-cell>
          <table:table-cell office:value-type="float" office:value="0.968439">
            <text:p>0.968439</text:p>
          </table:table-cell>
          <table:table-cell office:value-type="float" office:value="0.008152811">
            <text:p>0.00815281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3525786">
            <text:p>0.3525786</text:p>
          </table:table-cell>
          <table:table-cell office:value-type="float" office:value="0.9738289">
            <text:p>0.9738289</text:p>
          </table:table-cell>
          <table:table-cell office:value-type="float" office:value="0.007416025">
            <text:p>0.00741602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3665839">
            <text:p>0.3665839</text:p>
          </table:table-cell>
          <table:table-cell office:value-type="float" office:value="0.9781519">
            <text:p>0.9781519</text:p>
          </table:table-cell>
          <table:table-cell office:value-type="float" office:value="0.006744115">
            <text:p>0.006744115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3804244">
            <text:p>0.3804244</text:p>
          </table:table-cell>
          <table:table-cell office:value-type="float" office:value="0.9814106">
            <text:p>0.9814106</text:p>
          </table:table-cell>
          <table:table-cell office:value-type="float" office:value="0.006131421">
            <text:p>0.00613142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3940988">
            <text:p>0.3940988</text:p>
          </table:table-cell>
          <table:table-cell office:value-type="float" office:value="0.9836669">
            <text:p>0.9836669</text:p>
          </table:table-cell>
          <table:table-cell office:value-type="float" office:value="0.005572778">
            <text:p>0.005572778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4076972">
            <text:p>0.4076972</text:p>
          </table:table-cell>
          <table:table-cell office:value-type="float" office:value="0.9852081">
            <text:p>0.9852081</text:p>
          </table:table-cell>
          <table:table-cell office:value-type="float" office:value="0.005063463">
            <text:p>0.005063463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4213484">
            <text:p>0.4213484</text:p>
          </table:table-cell>
          <table:table-cell office:value-type="float" office:value="0.9863813">
            <text:p>0.9863813</text:p>
          </table:table-cell>
          <table:table-cell office:value-type="float" office:value="0.004599169">
            <text:p>0.00459916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4352003">
            <text:p>0.4352003</text:p>
          </table:table-cell>
          <table:table-cell office:value-type="float" office:value="0.9875357">
            <text:p>0.9875357</text:p>
          </table:table-cell>
          <table:table-cell office:value-type="float" office:value="0.004175971">
            <text:p>0.00417597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4494206">
            <text:p>0.4494206</text:p>
          </table:table-cell>
          <table:table-cell office:value-type="float" office:value="0.9890228">
            <text:p>0.9890228</text:p>
          </table:table-cell>
          <table:table-cell office:value-type="float" office:value="0.003790291">
            <text:p>0.00379029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4641616">
            <text:p>0.4641616</text:p>
          </table:table-cell>
          <table:table-cell office:value-type="float" office:value="0.9910811">
            <text:p>0.9910811</text:p>
          </table:table-cell>
          <table:table-cell office:value-type="float" office:value="0.003438952">
            <text:p>0.00343895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.4794395">
            <text:p>0.4794395</text:p>
          </table:table-cell>
          <table:table-cell office:value-type="float" office:value="0.9934913">
            <text:p>0.9934913</text:p>
          </table:table-cell>
          <table:table-cell office:value-type="float" office:value="0.003119341">
            <text:p>0.00311934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.495218">
            <text:p>0.495218</text:p>
          </table:table-cell>
          <table:table-cell office:value-type="float" office:value="0.9959172">
            <text:p>0.9959172</text:p>
          </table:table-cell>
          <table:table-cell office:value-type="float" office:value="0.002829038">
            <text:p>0.002829038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5114395">
            <text:p>0.5114395</text:p>
          </table:table-cell>
          <table:table-cell office:value-type="float" office:value="0.9980205">
            <text:p>0.9980205</text:p>
          </table:table-cell>
          <table:table-cell office:value-type="float" office:value="0.002565722">
            <text:p>0.00256572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5280233">
            <text:p>0.5280233</text:p>
          </table:table-cell>
          <table:table-cell office:value-type="float" office:value="0.9994608">
            <text:p>0.9994608</text:p>
          </table:table-cell>
          <table:table-cell office:value-type="float" office:value="0.002327186">
            <text:p>0.002327186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5448696">
            <text:p>0.5448696</text:p>
          </table:table-cell>
          <table:table-cell office:value-type="float" office:value="0.999993">
            <text:p>0.999993</text:p>
          </table:table-cell>
          <table:table-cell office:value-type="float" office:value="0.00211128">
            <text:p>0.00211128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5618898">
            <text:p>0.5618898</text:p>
          </table:table-cell>
          <table:table-cell office:value-type="float" office:value="0.9997557">
            <text:p>0.9997557</text:p>
          </table:table-cell>
          <table:table-cell office:value-type="float" office:value="0.001915766">
            <text:p>0.001915766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.5790137">
            <text:p>0.5790137</text:p>
          </table:table-cell>
          <table:table-cell office:value-type="float" office:value="0.9989839">
            <text:p>0.9989839</text:p>
          </table:table-cell>
          <table:table-cell office:value-type="float" office:value="0.001738589">
            <text:p>0.00173858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0.5961882">
            <text:p>0.5961882</text:p>
          </table:table-cell>
          <table:table-cell office:value-type="float" office:value="0.9979123">
            <text:p>0.9979123</text:p>
          </table:table-cell>
          <table:table-cell office:value-type="float" office:value="0.00157792">
            <text:p>0.00157792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6133784">
            <text:p>0.6133784</text:p>
          </table:table-cell>
          <table:table-cell office:value-type="float" office:value="0.9967737">
            <text:p>0.9967737</text:p>
          </table:table-cell>
          <table:table-cell office:value-type="float" office:value="0.001432128">
            <text:p>0.001432128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6305897">
            <text:p>0.6305897</text:p>
          </table:table-cell>
          <table:table-cell office:value-type="float" office:value="0.9957356">
            <text:p>0.9957356</text:p>
          </table:table-cell>
          <table:table-cell office:value-type="float" office:value="0.001299781">
            <text:p>0.00129978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6479223">
            <text:p>0.6479223</text:p>
          </table:table-cell>
          <table:table-cell office:value-type="float" office:value="0.9947115">
            <text:p>0.9947115</text:p>
          </table:table-cell>
          <table:table-cell office:value-type="float" office:value="0.001179667">
            <text:p>0.001179667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6654866">
            <text:p>0.6654866</text:p>
          </table:table-cell>
          <table:table-cell office:value-type="float" office:value="0.9935534">
            <text:p>0.9935534</text:p>
          </table:table-cell>
          <table:table-cell office:value-type="float" office:value="0.001070694">
            <text:p>0.001070694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6833782">
            <text:p>0.6833782</text:p>
          </table:table-cell>
          <table:table-cell office:value-type="float" office:value="0.9921156">
            <text:p>0.9921156</text:p>
          </table:table-cell>
          <table:table-cell office:value-type="float" office:value="0.0009718623">
            <text:p>0.000971862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7016774">
            <text:p>0.7016774</text:p>
          </table:table-cell>
          <table:table-cell office:value-type="float" office:value="0.9902549">
            <text:p>0.9902549</text:p>
          </table:table-cell>
          <table:table-cell office:value-type="float" office:value="0.0008822531">
            <text:p>0.000882253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720411">
            <text:p>0.720411</text:p>
          </table:table-cell>
          <table:table-cell office:value-type="float" office:value="0.9878596">
            <text:p>0.9878596</text:p>
          </table:table-cell>
          <table:table-cell office:value-type="float" office:value="0.0008010231">
            <text:p>0.000801023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7394495">
            <text:p>0.7394495</text:p>
          </table:table-cell>
          <table:table-cell office:value-type="float" office:value="0.9849324">
            <text:p>0.9849324</text:p>
          </table:table-cell>
          <table:table-cell office:value-type="float" office:value="0.0007273884">
            <text:p>0.0007273884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7586285">
            <text:p>0.7586285</text:p>
          </table:table-cell>
          <table:table-cell office:value-type="float" office:value="0.9815036">
            <text:p>0.9815036</text:p>
          </table:table-cell>
          <table:table-cell office:value-type="float" office:value="0.0006606347">
            <text:p>0.0006606347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7777885">
            <text:p>0.7777885</text:p>
          </table:table-cell>
          <table:table-cell office:value-type="float" office:value="0.9776035">
            <text:p>0.9776035</text:p>
          </table:table-cell>
          <table:table-cell office:value-type="float" office:value="0.0006001146">
            <text:p>0.000600114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796775">
            <text:p>0.796775</text:p>
          </table:table-cell>
          <table:table-cell office:value-type="float" office:value="0.9732611">
            <text:p>0.9732611</text:p>
          </table:table-cell>
          <table:table-cell office:value-type="float" office:value="0.0005452416">
            <text:p>0.0005452416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.815453">
            <text:p>0.815453</text:p>
          </table:table-cell>
          <table:table-cell office:value-type="float" office:value="0.9684764">
            <text:p>0.9684764</text:p>
          </table:table-cell>
          <table:table-cell office:value-type="float" office:value="0.0004954847">
            <text:p>0.0004954847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8337389">
            <text:p>0.8337389</text:p>
          </table:table-cell>
          <table:table-cell office:value-type="float" office:value="0.9631369">
            <text:p>0.9631369</text:p>
          </table:table-cell>
          <table:table-cell office:value-type="float" office:value="0.0004503642">
            <text:p>0.0004503642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8515493">
            <text:p>0.8515493</text:p>
          </table:table-cell>
          <table:table-cell office:value-type="float" office:value="0.9571062">
            <text:p>0.9571062</text:p>
          </table:table-cell>
          <table:table-cell office:value-type="float" office:value="0.0004094455">
            <text:p>0.0004094455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8687862">
            <text:p>0.8687862</text:p>
          </table:table-cell>
          <table:table-cell office:value-type="float" office:value="0.950254">
            <text:p>0.950254</text:p>
          </table:table-cell>
          <table:table-cell office:value-type="float" office:value="0.0003723345">
            <text:p>0.000372334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8853376">
            <text:p>0.8853376</text:p>
          </table:table-cell>
          <table:table-cell office:value-type="float" office:value="0.9424569">
            <text:p>0.9424569</text:p>
          </table:table-cell>
          <table:table-cell office:value-type="float" office:value="0.0003386739">
            <text:p>0.0003386739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9011588">
            <text:p>0.9011588</text:p>
          </table:table-cell>
          <table:table-cell office:value-type="float" office:value="0.9336897">
            <text:p>0.9336897</text:p>
          </table:table-cell>
          <table:table-cell office:value-type="float" office:value="0.0003081396">
            <text:p>0.0003081396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9165278">
            <text:p>0.9165278</text:p>
          </table:table-cell>
          <table:table-cell office:value-type="float" office:value="0.9242893">
            <text:p>0.9242893</text:p>
          </table:table-cell>
          <table:table-cell office:value-type="float" office:value="0.000280437">
            <text:p>0.000280437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0.9318245">
            <text:p>0.9318245</text:p>
          </table:table-cell>
          <table:table-cell office:value-type="float" office:value="0.9146707">
            <text:p>0.9146707</text:p>
          </table:table-cell>
          <table:table-cell office:value-type="float" office:value="0.0002552996">
            <text:p>0.0002552996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.9474524">
            <text:p>0.9474524</text:p>
          </table:table-cell>
          <table:table-cell office:value-type="float" office:value="0.9052333">
            <text:p>0.9052333</text:p>
          </table:table-cell>
          <table:table-cell office:value-type="float" office:value="0.0002324859">
            <text:p>0.000232485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9638388">
            <text:p>0.9638388</text:p>
          </table:table-cell>
          <table:table-cell office:value-type="float" office:value="0.8963613">
            <text:p>0.8963613</text:p>
          </table:table-cell>
          <table:table-cell office:value-type="float" office:value="0.0002117772">
            <text:p>0.000211777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0.9812596">
            <text:p>0.9812596</text:p>
          </table:table-cell>
          <table:table-cell office:value-type="float" office:value="0.8883069">
            <text:p>0.8883069</text:p>
          </table:table-cell>
          <table:table-cell office:value-type="float" office:value="0.0001929758">
            <text:p>0.000192975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0.9992953">
            <text:p>0.9992953</text:p>
          </table:table-cell>
          <table:table-cell office:value-type="float" office:value="0.8808462">
            <text:p>0.8808462</text:p>
          </table:table-cell>
          <table:table-cell office:value-type="float" office:value="0.0001759024">
            <text:p>0.000175902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.017343">
            <text:p>1.017343</text:p>
          </table:table-cell>
          <table:table-cell office:value-type="float" office:value="0.8736445">
            <text:p>0.8736445</text:p>
          </table:table-cell>
          <table:table-cell office:value-type="float" office:value="0.0001603947">
            <text:p>0.000160394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.03479">
            <text:p>1.03479</text:p>
          </table:table-cell>
          <table:table-cell office:value-type="float" office:value="0.8663755">
            <text:p>0.8663755</text:p>
          </table:table-cell>
          <table:table-cell office:value-type="float" office:value="0.0001463059">
            <text:p>0.0001463059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.051011">
            <text:p>1.051011</text:p>
          </table:table-cell>
          <table:table-cell office:value-type="float" office:value="0.8587203">
            <text:p>0.8587203</text:p>
          </table:table-cell>
          <table:table-cell office:value-type="float" office:value="0.0001335031">
            <text:p>0.000133503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.065522">
            <text:p>1.065522</text:p>
          </table:table-cell>
          <table:table-cell office:value-type="float" office:value="0.8504295">
            <text:p>0.8504295</text:p>
          </table:table-cell>
          <table:table-cell office:value-type="float" office:value="0.000121866">
            <text:p>0.000121866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.078421">
            <text:p>1.078421</text:p>
          </table:table-cell>
          <table:table-cell office:value-type="float" office:value="0.8415047">
            <text:p>0.8415047</text:p>
          </table:table-cell>
          <table:table-cell office:value-type="float" office:value="0.0001112857">
            <text:p>0.000111285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.089944">
            <text:p>1.089944</text:p>
          </table:table-cell>
          <table:table-cell office:value-type="float" office:value="0.8320109">
            <text:p>0.8320109</text:p>
          </table:table-cell>
          <table:table-cell office:value-type="float" office:value="0.0001016634">
            <text:p>0.0001016634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.10032">
            <text:p>1.10032</text:p>
          </table:table-cell>
          <table:table-cell office:value-type="float" office:value="0.8220154">
            <text:p>0.8220154</text:p>
          </table:table-cell>
          <table:table-cell office:value-type="float" office:value="0.00009291">
            <text:p>0.00009291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.109767">
            <text:p>1.109767</text:p>
          </table:table-cell>
          <table:table-cell office:value-type="float" office:value="0.8115868">
            <text:p>0.8115868</text:p>
          </table:table-cell>
          <table:table-cell office:value-type="string">
            <text:p>8.494468E-00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.118438">
            <text:p>1.118438</text:p>
          </table:table-cell>
          <table:table-cell office:value-type="float" office:value="0.8007874">
            <text:p>0.8007874</text:p>
          </table:table-cell>
          <table:table-cell office:value-type="string">
            <text:p>7.769425E-00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.126266">
            <text:p>1.126266</text:p>
          </table:table-cell>
          <table:table-cell office:value-type="float" office:value="0.7896515">
            <text:p>0.7896515</text:p>
          </table:table-cell>
          <table:table-cell office:value-type="string">
            <text:p>7.109247E-00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.133138">
            <text:p>1.133138</text:p>
          </table:table-cell>
          <table:table-cell office:value-type="float" office:value="0.7782053">
            <text:p>0.7782053</text:p>
          </table:table-cell>
          <table:table-cell office:value-type="string">
            <text:p>6.507936E-005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.138952">
            <text:p>1.138952</text:p>
          </table:table-cell>
          <table:table-cell office:value-type="float" office:value="0.7664733">
            <text:p>0.7664733</text:p>
          </table:table-cell>
          <table:table-cell office:value-type="string">
            <text:p>5.960061E-00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.14362">
            <text:p>1.14362</text:p>
          </table:table-cell>
          <table:table-cell office:value-type="float" office:value="0.7544785">
            <text:p>0.7544785</text:p>
          </table:table-cell>
          <table:table-cell office:value-type="string">
            <text:p>5.460706E-00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.147095">
            <text:p>1.147095</text:p>
          </table:table-cell>
          <table:table-cell office:value-type="float" office:value="0.7422473">
            <text:p>0.7422473</text:p>
          </table:table-cell>
          <table:table-cell office:value-type="string">
            <text:p>5.005417E-00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.149464">
            <text:p>1.149464</text:p>
          </table:table-cell>
          <table:table-cell office:value-type="float" office:value="0.7298229">
            <text:p>0.7298229</text:p>
          </table:table-cell>
          <table:table-cell office:value-type="string">
            <text:p>4.590157E-00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.150838">
            <text:p>1.150838</text:p>
          </table:table-cell>
          <table:table-cell office:value-type="float" office:value="0.7172525">
            <text:p>0.7172525</text:p>
          </table:table-cell>
          <table:table-cell office:value-type="string">
            <text:p>4.211268E-00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.151326">
            <text:p>1.151326</text:p>
          </table:table-cell>
          <table:table-cell office:value-type="float" office:value="0.7045818">
            <text:p>0.7045818</text:p>
          </table:table-cell>
          <table:table-cell office:value-type="string">
            <text:p>3.865437E-00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151033">
            <text:p>1.151033</text:p>
          </table:table-cell>
          <table:table-cell office:value-type="float" office:value="0.6918553">
            <text:p>0.6918553</text:p>
          </table:table-cell>
          <table:table-cell office:value-type="string">
            <text:p>3.549661E-005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.150002">
            <text:p>1.150002</text:p>
          </table:table-cell>
          <table:table-cell office:value-type="float" office:value="0.6791009">
            <text:p>0.6791009</text:p>
          </table:table-cell>
          <table:table-cell office:value-type="string">
            <text:p>3.26122E-00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.148061">
            <text:p>1.148061</text:p>
          </table:table-cell>
          <table:table-cell office:value-type="float" office:value="0.6662846">
            <text:p>0.6662846</text:p>
          </table:table-cell>
          <table:table-cell office:value-type="string">
            <text:p>2.997643E-005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.144998">
            <text:p>1.144998</text:p>
          </table:table-cell>
          <table:table-cell office:value-type="float" office:value="0.6533595">
            <text:p>0.6533595</text:p>
          </table:table-cell>
          <table:table-cell office:value-type="string">
            <text:p>2.756693E-00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.140622">
            <text:p>1.140622</text:p>
          </table:table-cell>
          <table:table-cell office:value-type="float" office:value="0.6402807">
            <text:p>0.6402807</text:p>
          </table:table-cell>
          <table:table-cell office:value-type="string">
            <text:p>2.536339E-005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.134757">
            <text:p>1.134757</text:p>
          </table:table-cell>
          <table:table-cell office:value-type="float" office:value="0.6270066">
            <text:p>0.6270066</text:p>
          </table:table-cell>
          <table:table-cell office:value-type="string">
            <text:p>2.334738E-00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.127298">
            <text:p>1.127298</text:p>
          </table:table-cell>
          <table:table-cell office:value-type="float" office:value="0.6135148">
            <text:p>0.6135148</text:p>
          </table:table-cell>
          <table:table-cell office:value-type="string">
            <text:p>2.150221E-00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.118342">
            <text:p>1.118342</text:p>
          </table:table-cell>
          <table:table-cell office:value-type="float" office:value="0.5998494">
            <text:p>0.5998494</text:p>
          </table:table-cell>
          <table:table-cell office:value-type="string">
            <text:p>1.981268E-00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.108033">
            <text:p>1.108033</text:p>
          </table:table-cell>
          <table:table-cell office:value-type="float" office:value="0.5860682">
            <text:p>0.5860682</text:p>
          </table:table-cell>
          <table:table-cell office:value-type="float" office:value="0.000018265">
            <text:p>0.000018265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.096515">
            <text:p>1.096515</text:p>
          </table:table-cell>
          <table:table-cell office:value-type="float" office:value="0.5722261">
            <text:p>0.5722261</text:p>
          </table:table-cell>
          <table:table-cell office:value-type="string">
            <text:p>1.684667E-00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.083928">
            <text:p>1.083928</text:p>
          </table:table-cell>
          <table:table-cell office:value-type="float" office:value="0.5583746">
            <text:p>0.5583746</text:p>
          </table:table-cell>
          <table:table-cell office:value-type="string">
            <text:p>1.554631E-005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.070387">
            <text:p>1.070387</text:p>
          </table:table-cell>
          <table:table-cell office:value-type="float" office:value="0.5445535">
            <text:p>0.5445535</text:p>
          </table:table-cell>
          <table:table-cell office:value-type="string">
            <text:p>1.43536E-00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.055934">
            <text:p>1.055934</text:p>
          </table:table-cell>
          <table:table-cell office:value-type="float" office:value="0.5307673">
            <text:p>0.5307673</text:p>
          </table:table-cell>
          <table:table-cell office:value-type="string">
            <text:p>1.325915E-00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.040592">
            <text:p>1.040592</text:p>
          </table:table-cell>
          <table:table-cell office:value-type="float" office:value="0.517013">
            <text:p>0.517013</text:p>
          </table:table-cell>
          <table:table-cell office:value-type="string">
            <text:p>1.225443E-005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.024385">
            <text:p>1.024385</text:p>
          </table:table-cell>
          <table:table-cell office:value-type="float" office:value="0.5032889">
            <text:p>0.5032889</text:p>
          </table:table-cell>
          <table:table-cell office:value-type="string">
            <text:p>1.133169E-00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.007344">
            <text:p>1.007344</text:p>
          </table:table-cell>
          <table:table-cell office:value-type="float" office:value="0.489595">
            <text:p>0.489595</text:p>
          </table:table-cell>
          <table:table-cell office:value-type="string">
            <text:p>1.048387E-00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9895268">
            <text:p>0.9895268</text:p>
          </table:table-cell>
          <table:table-cell office:value-type="float" office:value="0.4759442">
            <text:p>0.47594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9711213">
            <text:p>0.9711213</text:p>
          </table:table-cell>
          <table:table-cell office:value-type="float" office:value="0.4623958">
            <text:p>0.4623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9523257">
            <text:p>0.9523257</text:p>
          </table:table-cell>
          <table:table-cell office:value-type="float" office:value="0.4490154">
            <text:p>0.4490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9333248">
            <text:p>0.9333248</text:p>
          </table:table-cell>
          <table:table-cell office:value-type="float" office:value="0.4358622">
            <text:p>0.4358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9142877">
            <text:p>0.9142877</text:p>
          </table:table-cell>
          <table:table-cell office:value-type="float" office:value="0.4229897">
            <text:p>0.4229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8952798">
            <text:p>0.8952798</text:p>
          </table:table-cell>
          <table:table-cell office:value-type="float" office:value="0.4104152">
            <text:p>0.4104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8760157">
            <text:p>0.8760157</text:p>
          </table:table-cell>
          <table:table-cell office:value-type="float" office:value="0.3980356">
            <text:p>0.39803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8561607">
            <text:p>0.8561607</text:p>
          </table:table-cell>
          <table:table-cell office:value-type="float" office:value="0.38573">
            <text:p>0.38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8354235">
            <text:p>0.8354235</text:p>
          </table:table-cell>
          <table:table-cell office:value-type="float" office:value="0.3733907">
            <text:p>0.3733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8135565">
            <text:p>0.8135565</text:p>
          </table:table-cell>
          <table:table-cell office:value-type="float" office:value="0.3609245">
            <text:p>0.3609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7904565">
            <text:p>0.7904565</text:p>
          </table:table-cell>
          <table:table-cell office:value-type="float" office:value="0.348286">
            <text:p>0.348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7664364">
            <text:p>0.7664364</text:p>
          </table:table-cell>
          <table:table-cell office:value-type="float" office:value="0.3355702">
            <text:p>0.3355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7418777">
            <text:p>0.7418777</text:p>
          </table:table-cell>
          <table:table-cell office:value-type="float" office:value="0.3228963">
            <text:p>0.32289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7171219">
            <text:p>0.7171219</text:p>
          </table:table-cell>
          <table:table-cell office:value-type="float" office:value="0.3103704">
            <text:p>0.3103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6924717">
            <text:p>0.6924717</text:p>
          </table:table-cell>
          <table:table-cell office:value-type="float" office:value="0.2980865">
            <text:p>0.29808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66816">
            <text:p>0.66816</text:p>
          </table:table-cell>
          <table:table-cell office:value-type="float" office:value="0.286116">
            <text:p>0.2861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6442697">
            <text:p>0.6442697</text:p>
          </table:table-cell>
          <table:table-cell office:value-type="float" office:value="0.2744822">
            <text:p>0.27448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620845">
            <text:p>0.620845</text:p>
          </table:table-cell>
          <table:table-cell office:value-type="float" office:value="0.2631953">
            <text:p>0.2631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5979243">
            <text:p>0.5979243</text:p>
          </table:table-cell>
          <table:table-cell office:value-type="float" office:value="0.2522628">
            <text:p>0.25226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575541">
            <text:p>0.575541</text:p>
          </table:table-cell>
          <table:table-cell office:value-type="float" office:value="0.2416902">
            <text:p>0.2416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5537296">
            <text:p>0.5537296</text:p>
          </table:table-cell>
          <table:table-cell office:value-type="float" office:value="0.2314809">
            <text:p>0.2314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5325412">
            <text:p>0.5325412</text:p>
          </table:table-cell>
          <table:table-cell office:value-type="float" office:value="0.2216378">
            <text:p>0.22163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5120218">
            <text:p>0.5120218</text:p>
          </table:table-cell>
          <table:table-cell office:value-type="float" office:value="0.2121622">
            <text:p>0.2121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492207">
            <text:p>0.492207</text:p>
          </table:table-cell>
          <table:table-cell office:value-type="float" office:value="0.2030542">
            <text:p>0.2030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4731224">
            <text:p>0.4731224</text:p>
          </table:table-cell>
          <table:table-cell office:value-type="float" office:value="0.1943124">
            <text:p>0.1943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4547417">
            <text:p>0.4547417</text:p>
          </table:table-cell>
          <table:table-cell office:value-type="float" office:value="0.1859227">
            <text:p>0.1859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4368719">
            <text:p>0.4368719</text:p>
          </table:table-cell>
          <table:table-cell office:value-type="float" office:value="0.1778274">
            <text:p>0.1778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4193121">
            <text:p>0.4193121</text:p>
          </table:table-cell>
          <table:table-cell office:value-type="float" office:value="0.1699654">
            <text:p>0.16996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401898">
            <text:p>0.401898</text:p>
          </table:table-cell>
          <table:table-cell office:value-type="float" office:value="0.1622841">
            <text:p>0.1622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3844986">
            <text:p>0.3844986</text:p>
          </table:table-cell>
          <table:table-cell office:value-type="float" office:value="0.1547397">
            <text:p>0.1547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3670592">
            <text:p>0.3670592</text:p>
          </table:table-cell>
          <table:table-cell office:value-type="float" office:value="0.1473081">
            <text:p>0.14730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3497167">
            <text:p>0.3497167</text:p>
          </table:table-cell>
          <table:table-cell office:value-type="float" office:value="0.1400169">
            <text:p>0.1400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3326305">
            <text:p>0.3326305</text:p>
          </table:table-cell>
          <table:table-cell office:value-type="float" office:value="0.1329013">
            <text:p>0.1329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3159341">
            <text:p>0.3159341</text:p>
          </table:table-cell>
          <table:table-cell office:value-type="float" office:value="0.1259913">
            <text:p>0.12599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2997374">
            <text:p>0.2997374</text:p>
          </table:table-cell>
          <table:table-cell office:value-type="float" office:value="0.119312">
            <text:p>0.1193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.2841189">
            <text:p>0.2841189</text:p>
          </table:table-cell>
          <table:table-cell office:value-type="float" office:value="0.112882">
            <text:p>0.112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.2691053">
            <text:p>0.2691053</text:p>
          </table:table-cell>
          <table:table-cell office:value-type="float" office:value="0.1067113">
            <text:p>0.1067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2547077">
            <text:p>0.2547077</text:p>
          </table:table-cell>
          <table:table-cell office:value-type="float" office:value="0.1008052">
            <text:p>0.1008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.2409319">
            <text:p>0.2409319</text:p>
          </table:table-cell>
          <table:table-cell office:value-type="float" office:value="0.09516653">
            <text:p>0.095166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2277792">
            <text:p>0.2277792</text:p>
          </table:table-cell>
          <table:table-cell office:value-type="float" office:value="0.08979594">
            <text:p>0.08979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.2152431">
            <text:p>0.2152431</text:p>
          </table:table-cell>
          <table:table-cell office:value-type="float" office:value="0.08469044">
            <text:p>0.08469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203301">
            <text:p>0.203301</text:p>
          </table:table-cell>
          <table:table-cell office:value-type="float" office:value="0.07984009">
            <text:p>0.079840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.1919276">
            <text:p>0.1919276</text:p>
          </table:table-cell>
          <table:table-cell office:value-type="float" office:value="0.07523372">
            <text:p>0.075233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.1810987">
            <text:p>0.1810987</text:p>
          </table:table-cell>
          <table:table-cell office:value-type="float" office:value="0.07086061">
            <text:p>0.07086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1707914">
            <text:p>0.1707914</text:p>
          </table:table-cell>
          <table:table-cell office:value-type="float" office:value="0.06671045">
            <text:p>0.06671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1609842">
            <text:p>0.1609842</text:p>
          </table:table-cell>
          <table:table-cell office:value-type="float" office:value="0.0627736">
            <text:p>0.0627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.1516577">
            <text:p>0.1516577</text:p>
          </table:table-cell>
          <table:table-cell office:value-type="float" office:value="0.05904179">
            <text:p>0.05904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1427936">
            <text:p>0.1427936</text:p>
          </table:table-cell>
          <table:table-cell office:value-type="float" office:value="0.05550703">
            <text:p>0.05550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1343737">
            <text:p>0.1343737</text:p>
          </table:table-cell>
          <table:table-cell office:value-type="float" office:value="0.05216139">
            <text:p>0.052161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0.1263808">
            <text:p>0.1263808</text:p>
          </table:table-cell>
          <table:table-cell office:value-type="float" office:value="0.04899699">
            <text:p>0.04899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.1187979">
            <text:p>0.1187979</text:p>
          </table:table-cell>
          <table:table-cell office:value-type="float" office:value="0.04600578">
            <text:p>0.04600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.1116088">
            <text:p>0.1116088</text:p>
          </table:table-cell>
          <table:table-cell office:value-type="float" office:value="0.04317885">
            <text:p>0.043178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.1047975">
            <text:p>0.1047975</text:p>
          </table:table-cell>
          <table:table-cell office:value-type="float" office:value="0.04050755">
            <text:p>0.04050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09834835">
            <text:p>0.09834835</text:p>
          </table:table-cell>
          <table:table-cell office:value-type="float" office:value="0.03798376">
            <text:p>0.03798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0.09224597">
            <text:p>0.09224597</text:p>
          </table:table-cell>
          <table:table-cell office:value-type="float" office:value="0.03559982">
            <text:p>0.03559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08647506">
            <text:p>0.08647506</text:p>
          </table:table-cell>
          <table:table-cell office:value-type="float" office:value="0.03334856">
            <text:p>0.033348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.08101986">
            <text:p>0.08101986</text:p>
          </table:table-cell>
          <table:table-cell office:value-type="float" office:value="0.03122332">
            <text:p>0.031223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07586514">
            <text:p>0.07586514</text:p>
          </table:table-cell>
          <table:table-cell office:value-type="float" office:value="0.0292178">
            <text:p>0.0292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0.07099633">
            <text:p>0.07099633</text:p>
          </table:table-cell>
          <table:table-cell office:value-type="float" office:value="0.02732601">
            <text:p>0.02732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.0663996">
            <text:p>0.0663996</text:p>
          </table:table-cell>
          <table:table-cell office:value-type="float" office:value="0.02554223">
            <text:p>0.02554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06206225">
            <text:p>0.06206225</text:p>
          </table:table-cell>
          <table:table-cell office:value-type="float" office:value="0.02386121">
            <text:p>0.02386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.05797409">
            <text:p>0.05797409</text:p>
          </table:table-cell>
          <table:table-cell office:value-type="float" office:value="0.02227859">
            <text:p>0.02227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05412533">
            <text:p>0.05412533</text:p>
          </table:table-cell>
          <table:table-cell office:value-type="float" office:value="0.0207902">
            <text:p>0.0207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050506">
            <text:p>0.050506</text:p>
          </table:table-cell>
          <table:table-cell office:value-type="float" office:value="0.01939185">
            <text:p>0.019391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4710606">
            <text:p>0.04710606</text:p>
          </table:table-cell>
          <table:table-cell office:value-type="float" office:value="0.01807939">
            <text:p>0.018079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04391411">
            <text:p>0.04391411</text:p>
          </table:table-cell>
          <table:table-cell office:value-type="float" office:value="0.01684817">
            <text:p>0.016848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04091411">
            <text:p>0.04091411</text:p>
          </table:table-cell>
          <table:table-cell office:value-type="float" office:value="0.01569188">
            <text:p>0.01569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03809067">
            <text:p>0.03809067</text:p>
          </table:table-cell>
          <table:table-cell office:value-type="float" office:value="0.01460446">
            <text:p>0.01460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.03543034">
            <text:p>0.03543034</text:p>
          </table:table-cell>
          <table:table-cell office:value-type="float" office:value="0.01358062">
            <text:p>0.01358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03292138">
            <text:p>0.03292138</text:p>
          </table:table-cell>
          <table:table-cell office:value-type="float" office:value="0.01261573">
            <text:p>0.01261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03055672">
            <text:p>0.03055672</text:p>
          </table:table-cell>
          <table:table-cell office:value-type="float" office:value="0.01170696">
            <text:p>0.011706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.02834146">
            <text:p>0.02834146</text:p>
          </table:table-cell>
          <table:table-cell office:value-type="float" office:value="0.01085608">
            <text:p>0.010856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.02628033">
            <text:p>0.02628033</text:p>
          </table:table-cell>
          <table:table-cell office:value-type="float" office:value="0.01006476">
            <text:p>0.01006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02437465">
            <text:p>0.02437465</text:p>
          </table:table-cell>
          <table:table-cell office:value-type="float" office:value="0.009333376">
            <text:p>0.009333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02262306">
            <text:p>0.02262306</text:p>
          </table:table-cell>
          <table:table-cell office:value-type="float" office:value="0.008661284">
            <text:p>0.008661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02101935">
            <text:p>0.02101935</text:p>
          </table:table-cell>
          <table:table-cell office:value-type="float" office:value="0.008046048">
            <text:p>0.008046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0.01954647">
            <text:p>0.01954647</text:p>
          </table:table-cell>
          <table:table-cell office:value-type="float" office:value="0.00748113">
            <text:p>0.00748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0.01818727">
            <text:p>0.01818727</text:p>
          </table:table-cell>
          <table:table-cell office:value-type="float" office:value="0.006959987">
            <text:p>0.0069599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01692727">
            <text:p>0.01692727</text:p>
          </table:table-cell>
          <table:table-cell office:value-type="float" office:value="0.00647707">
            <text:p>0.006477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01575417">
            <text:p>0.01575417</text:p>
          </table:table-cell>
          <table:table-cell office:value-type="float" office:value="0.006027677">
            <text:p>0.0060276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.01465854">
            <text:p>0.01465854</text:p>
          </table:table-cell>
          <table:table-cell office:value-type="float" office:value="0.005608169">
            <text:p>0.005608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.01363571">
            <text:p>0.01363571</text:p>
          </table:table-cell>
          <table:table-cell office:value-type="float" office:value="0.005216691">
            <text:p>0.005216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01268205">
            <text:p>0.01268205</text:p>
          </table:table-cell>
          <table:table-cell office:value-type="float" office:value="0.004851785">
            <text:p>0.0048517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.01179394">
            <text:p>0.01179394</text:p>
          </table:table-cell>
          <table:table-cell office:value-type="float" office:value="0.004512008">
            <text:p>0.004512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1096778">
            <text:p>0.01096778</text:p>
          </table:table-cell>
          <table:table-cell office:value-type="float" office:value="0.004195941">
            <text:p>0.004195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01019964">
            <text:p>0.01019964</text:p>
          </table:table-cell>
          <table:table-cell office:value-type="float" office:value="0.003902057">
            <text:p>0.0039020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0.009484317">
            <text:p>0.009484317</text:p>
          </table:table-cell>
          <table:table-cell office:value-type="float" office:value="0.003628371">
            <text:p>0.003628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008816851">
            <text:p>0.008816851</text:p>
          </table:table-cell>
          <table:table-cell office:value-type="float" office:value="0.003373005">
            <text:p>0.003373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008192921">
            <text:p>0.008192921</text:p>
          </table:table-cell>
          <table:table-cell office:value-type="float" office:value="0.003134315">
            <text:p>0.003134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00760875">
            <text:p>0.00760875</text:p>
          </table:table-cell>
          <table:table-cell office:value-type="float" office:value="0.002910864">
            <text:p>0.002910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.007061391">
            <text:p>0.007061391</text:p>
          </table:table-cell>
          <table:table-cell office:value-type="float" office:value="0.002701528">
            <text:p>0.0027015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006549509">
            <text:p>0.006549509</text:p>
          </table:table-cell>
          <table:table-cell office:value-type="float" office:value="0.002505796">
            <text:p>0.002505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00607197">
            <text:p>0.00607197</text:p>
          </table:table-cell>
          <table:table-cell office:value-type="float" office:value="0.002323231">
            <text:p>0.0023232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005627476">
            <text:p>0.005627476</text:p>
          </table:table-cell>
          <table:table-cell office:value-type="float" office:value="0.002153333">
            <text:p>0.002153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005214608">
            <text:p>0.005214608</text:p>
          </table:table-cell>
          <table:table-cell office:value-type="float" office:value="0.001995557">
            <text:p>0.001995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004831848">
            <text:p>0.004831848</text:p>
          </table:table-cell>
          <table:table-cell office:value-type="float" office:value="0.001849316">
            <text:p>0.001849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04477579">
            <text:p>0.004477579</text:p>
          </table:table-cell>
          <table:table-cell office:value-type="float" office:value="0.001713976">
            <text:p>0.001713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004150166">
            <text:p>0.004150166</text:p>
          </table:table-cell>
          <table:table-cell office:value-type="float" office:value="0.001588899">
            <text:p>0.001588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003847988">
            <text:p>0.003847988</text:p>
          </table:table-cell>
          <table:table-cell office:value-type="float" office:value="0.001473453">
            <text:p>0.0014734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003569452">
            <text:p>0.003569452</text:p>
          </table:table-cell>
          <table:table-cell office:value-type="float" office:value="0.001367022">
            <text:p>0.001367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003312857">
            <text:p>0.003312857</text:p>
          </table:table-cell>
          <table:table-cell office:value-type="float" office:value="0.001268954">
            <text:p>0.001268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003076022">
            <text:p>0.003076022</text:p>
          </table:table-cell>
          <table:table-cell office:value-type="float" office:value="0.001178421">
            <text:p>0.001178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002856894">
            <text:p>0.002856894</text:p>
          </table:table-cell>
          <table:table-cell office:value-type="float" office:value="0.001094644">
            <text:p>0.001094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002653681">
            <text:p>0.002653681</text:p>
          </table:table-cell>
          <table:table-cell office:value-type="float" office:value="0.001016943">
            <text:p>0.001016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002464821">
            <text:p>0.002464821</text:p>
          </table:table-cell>
          <table:table-cell office:value-type="float" office:value="0.0009447269">
            <text:p>0.0009447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00228906">
            <text:p>0.00228906</text:p>
          </table:table-cell>
          <table:table-cell office:value-type="float" office:value="0.0008775171">
            <text:p>0.00087751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002125694">
            <text:p>0.002125694</text:p>
          </table:table-cell>
          <table:table-cell office:value-type="float" office:value="0.0008150438">
            <text:p>0.0008150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01974121">
            <text:p>0.001974121</text:p>
          </table:table-cell>
          <table:table-cell office:value-type="float" office:value="0.0007570755">
            <text:p>0.0007570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001833723">
            <text:p>0.001833723</text:p>
          </table:table-cell>
          <table:table-cell office:value-type="float" office:value="0.0007033755">
            <text:p>0.0007033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001703876">
            <text:p>0.001703876</text:p>
          </table:table-cell>
          <table:table-cell office:value-type="float" office:value="0.000653705">
            <text:p>0.000653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001583904">
            <text:p>0.001583904</text:p>
          </table:table-cell>
          <table:table-cell office:value-type="float" office:value="0.0006078048">
            <text:p>0.0006078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0.001472939">
            <text:p>0.001472939</text:p>
          </table:table-cell>
          <table:table-cell office:value-type="float" office:value="0.0005653435">
            <text:p>0.00056534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001370151">
            <text:p>0.001370151</text:p>
          </table:table-cell>
          <table:table-cell office:value-type="float" office:value="0.0005260046">
            <text:p>0.00052600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.001274803">
            <text:p>0.001274803</text:p>
          </table:table-cell>
          <table:table-cell office:value-type="float" office:value="0.0004895061">
            <text:p>0.0004895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001186238">
            <text:p>0.001186238</text:p>
          </table:table-cell>
          <table:table-cell office:value-type="float" office:value="0.000455597">
            <text:p>0.0004555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001103871">
            <text:p>0.001103871</text:p>
          </table:table-cell>
          <table:table-cell office:value-type="float" office:value="0.0004240548">
            <text:p>0.0004240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.001027194">
            <text:p>0.001027194</text:p>
          </table:table-cell>
          <table:table-cell office:value-type="float" office:value="0.000394686">
            <text:p>0.0003946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0009557493">
            <text:p>0.0009557493</text:p>
          </table:table-cell>
          <table:table-cell office:value-type="float" office:value="0.0003673178">
            <text:p>0.00036731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0008891262">
            <text:p>0.0008891262</text:p>
          </table:table-cell>
          <table:table-cell office:value-type="float" office:value="0.0003417941">
            <text:p>0.0003417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0008269535">
            <text:p>0.0008269535</text:p>
          </table:table-cell>
          <table:table-cell office:value-type="float" office:value="0.0003179738">
            <text:p>0.0003179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0007689351">
            <text:p>0.0007689351</text:p>
          </table:table-cell>
          <table:table-cell office:value-type="float" office:value="0.0002957441">
            <text:p>0.0002957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.0007149425">
            <text:p>0.0007149425</text:p>
          </table:table-cell>
          <table:table-cell office:value-type="float" office:value="0.0002750558">
            <text:p>0.0002750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.000664859">
            <text:p>0.000664859</text:p>
          </table:table-cell>
          <table:table-cell office:value-type="float" office:value="0.000255864">
            <text:p>0.0002558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.0006185421">
            <text:p>0.0006185421</text:p>
          </table:table-cell>
          <table:table-cell office:value-type="float" office:value="0.0002381142">
            <text:p>0.0002381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005758303">
            <text:p>0.0005758303</text:p>
          </table:table-cell>
          <table:table-cell office:value-type="float" office:value="0.0002217445">
            <text:p>0.00022174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005365046">
            <text:p>0.0005365046</text:p>
          </table:table-cell>
          <table:table-cell office:value-type="float" office:value="0.0002066711">
            <text:p>0.00020667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0005001842">
            <text:p>0.0005001842</text:p>
          </table:table-cell>
          <table:table-cell office:value-type="float" office:value="0.0001927474">
            <text:p>0.00019274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0004665005">
            <text:p>0.0004665005</text:p>
          </table:table-cell>
          <table:table-cell office:value-type="float" office:value="0.0001798315">
            <text:p>0.00017983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0004351386">
            <text:p>0.0004351386</text:p>
          </table:table-cell>
          <table:table-cell office:value-type="float" office:value="0.0001678023">
            <text:p>0.00016780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0004058303">
            <text:p>0.0004058303</text:p>
          </table:table-cell>
          <table:table-cell office:value-type="float" office:value="0.0001565566">
            <text:p>0.0001565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.0003783733">
            <text:p>0.0003783733</text:p>
          </table:table-cell>
          <table:table-cell office:value-type="float" office:value="0.0001460168">
            <text:p>0.00014601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.0003526892">
            <text:p>0.0003526892</text:p>
          </table:table-cell>
          <table:table-cell office:value-type="float" office:value="0.0001361535">
            <text:p>0.0001361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0003287199">
            <text:p>0.0003287199</text:p>
          </table:table-cell>
          <table:table-cell office:value-type="float" office:value="0.0001269451">
            <text:p>0.00012694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.0003063998">
            <text:p>0.0003063998</text:p>
          </table:table-cell>
          <table:table-cell office:value-type="float" office:value="0.0001183671">
            <text:p>0.0001183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0002856577">
            <text:p>0.0002856577</text:p>
          </table:table-cell>
          <table:table-cell office:value-type="float" office:value="0.0001103928">
            <text:p>0.00011039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0002664108">
            <text:p>0.0002664108</text:p>
          </table:table-cell>
          <table:table-cell office:value-type="float" office:value="0.0001029908">
            <text:p>0.00010299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.0002485462">
            <text:p>0.0002485462</text:p>
          </table:table-cell>
          <table:table-cell office:value-type="string">
            <text:p>9.611836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.0002319529">
            <text:p>0.0002319529</text:p>
          </table:table-cell>
          <table:table-cell office:value-type="string">
            <text:p>8.973323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00021653">
            <text:p>0.00021653</text:p>
          </table:table-cell>
          <table:table-cell office:value-type="string">
            <text:p>8.379694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.0002021853">
            <text:p>0.0002021853</text:p>
          </table:table-cell>
          <table:table-cell office:value-type="string">
            <text:p>7.827442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0001888338">
            <text:p>0.0001888338</text:p>
          </table:table-cell>
          <table:table-cell office:value-type="string">
            <text:p>7.313312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.0001763935">
            <text:p>0.0001763935</text:p>
          </table:table-cell>
          <table:table-cell office:value-type="string">
            <text:p>6.834142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.0001647895">
            <text:p>0.0001647895</text:p>
          </table:table-cell>
          <table:table-cell office:value-type="string">
            <text:p>6.387035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0001539542">
            <text:p>0.0001539542</text:p>
          </table:table-cell>
          <table:table-cell office:value-type="string">
            <text:p>5.969389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000143827">
            <text:p>0.000143827</text:p>
          </table:table-cell>
          <table:table-cell office:value-type="string">
            <text:p>5.578862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0001343572">
            <text:p>0.0001343572</text:p>
          </table:table-cell>
          <table:table-cell office:value-type="string">
            <text:p>5.213509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0001255141">
            <text:p>0.0001255141</text:p>
          </table:table-cell>
          <table:table-cell office:value-type="string">
            <text:p>4.872179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0001172706">
            <text:p>0.0001172706</text:p>
          </table:table-cell>
          <table:table-cell office:value-type="string">
            <text:p>4.553845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0.0001095983">
            <text:p>0.0001095983</text:p>
          </table:table-cell>
          <table:table-cell office:value-type="string">
            <text:p>4.257443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.0001024685">
            <text:p>0.0001024685</text:p>
          </table:table-cell>
          <table:table-cell office:value-type="string">
            <text:p>3.981884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9.584715E-005</text:p>
          </table:table-cell>
          <table:table-cell office:value-type="string">
            <text:p>3.725877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8.968316E-005</text:p>
          </table:table-cell>
          <table:table-cell office:value-type="string">
            <text:p>3.487467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8.392734E-005</text:p>
          </table:table-cell>
          <table:table-cell office:value-type="string">
            <text:p>3.264765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7.853708E-005</text:p>
          </table:table-cell>
          <table:table-cell office:value-type="string">
            <text:p>3.05614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7.347551E-005</text:p>
          </table:table-cell>
          <table:table-cell office:value-type="string">
            <text:p>2.860175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6.871576E-005</text:p>
          </table:table-cell>
          <table:table-cell office:value-type="string">
            <text:p>2.675841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6.425257E-005</text:p>
          </table:table-cell>
          <table:table-cell office:value-type="string">
            <text:p>2.502943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6.008292E-005</text:p>
          </table:table-cell>
          <table:table-cell office:value-type="string">
            <text:p>2.341373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.000056201">
            <text:p>0.000056201</text:p>
          </table:table-cell>
          <table:table-cell office:value-type="string">
            <text:p>2.190914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5.25987E-005</text:p>
          </table:table-cell>
          <table:table-cell office:value-type="string">
            <text:p>2.051259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4.926279E-005</text:p>
          </table:table-cell>
          <table:table-cell office:value-type="float" office:value="0.000019219">
            <text:p>0.000019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4.616623E-005</text:p>
          </table:table-cell>
          <table:table-cell office:value-type="float" office:value="0.000018018">
            <text:p>0.0000180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4.328212E-005</text:p>
          </table:table-cell>
          <table:table-cell office:value-type="float" office:value="0.000016899">
            <text:p>0.0000168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4.058715E-005</text:p>
          </table:table-cell>
          <table:table-cell office:value-type="string">
            <text:p>1.585309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3.806114E-005</text:p>
          </table:table-cell>
          <table:table-cell office:value-type="string">
            <text:p>1.487243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3.568818E-005</text:p>
          </table:table-cell>
          <table:table-cell office:value-type="string">
            <text:p>1.395085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3.346023E-005</text:p>
          </table:table-cell>
          <table:table-cell office:value-type="string">
            <text:p>1.308528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3.13709E-005</text:p>
          </table:table-cell>
          <table:table-cell office:value-type="string">
            <text:p>1.227327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2.941371E-005</text:p>
          </table:table-cell>
          <table:table-cell office:value-type="string">
            <text:p>1.151233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2.758222E-005</text:p>
          </table:table-cell>
          <table:table-cell office:value-type="float" office:value="0.0000108">
            <text:p>0.0000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2.586951E-005</text:p>
          </table:table-cell>
          <table:table-cell office:value-type="string">
            <text:p>1.013364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.000024267">
            <text:p>0.000024267</text:p>
          </table:table-cell>
          <table:table-cell office:value-type="string">
            <text:p>9.509919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2.276639E-005</text:p>
          </table:table-cell>
          <table:table-cell office:value-type="string">
            <text:p>8.92563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2.136009E-005</text:p>
          </table:table-cell>
          <table:table-cell office:value-type="string">
            <text:p>8.377852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2.004122E-005</text:p>
          </table:table-cell>
          <table:table-cell office:value-type="string">
            <text:p>7.86392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1.88038E-005</text:p>
          </table:table-cell>
          <table:table-cell office:value-type="string">
            <text:p>7.381539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1.764358E-005</text:p>
          </table:table-cell>
          <table:table-cell office:value-type="string">
            <text:p>6.929096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1.655671E-005</text:p>
          </table:table-cell>
          <table:table-cell office:value-type="string">
            <text:p>6.505136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1.553939E-005</text:p>
          </table:table-cell>
          <table:table-cell office:value-type="string">
            <text:p>6.108221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1.458792E-005</text:p>
          </table:table-cell>
          <table:table-cell office:value-type="string">
            <text:p>5.736935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1.369853E-005</text:p>
          </table:table-cell>
          <table:table-cell office:value-type="string">
            <text:p>5.389831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1.286705E-005</text:p>
          </table:table-cell>
          <table:table-cell office:value-type="string">
            <text:p>5.065269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1.208947E-005</text:p>
          </table:table-cell>
          <table:table-cell office:value-type="string">
            <text:p>4.761667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1.136207E-005</text:p>
          </table:table-cell>
          <table:table-cell office:value-type="string">
            <text:p>4.477561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1.068141E-005</text:p>
          </table:table-cell>
          <table:table-cell office:value-type="string">
            <text:p>4.211597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1.004411E-005</text:p>
          </table:table-cell>
          <table:table-cell office:value-type="string">
            <text:p>3.962457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9.446399E-006</text:p>
          </table:table-cell>
          <table:table-cell office:value-type="string">
            <text:p>3.728674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8.884754E-006</text:p>
          </table:table-cell>
          <table:table-cell office:value-type="string">
            <text:p>3.508881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8.35605E-006</text:p>
          </table:table-cell>
          <table:table-cell office:value-type="string">
            <text:p>3.301868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7.857521E-006</text:p>
          </table:table-cell>
          <table:table-cell office:value-type="string">
            <text:p>3.106561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000007387">
            <text:p>0.000007387</text:p>
          </table:table-cell>
          <table:table-cell office:value-type="string">
            <text:p>2.922119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6.943576E-006</text:p>
          </table:table-cell>
          <table:table-cell office:value-type="string">
            <text:p>2.748208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6.526548E-006</text:p>
          </table:table-cell>
          <table:table-cell office:value-type="string">
            <text:p>2.58456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6.135087E-006</text:p>
          </table:table-cell>
          <table:table-cell office:value-type="string">
            <text:p>2.430867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5.768284E-006</text:p>
          </table:table-cell>
          <table:table-cell office:value-type="string">
            <text:p>2.286786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5.425069E-006</text:p>
          </table:table-cell>
          <table:table-cell office:value-type="string">
            <text:p>2.151905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.000005104">
            <text:p>0.000005104</text:p>
          </table:table-cell>
          <table:table-cell office:value-type="string">
            <text:p>2.025656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4.803525E-006</text:p>
          </table:table-cell>
          <table:table-cell office:value-type="string">
            <text:p>1.907464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4.52235E-006</text:p>
          </table:table-cell>
          <table:table-cell office:value-type="string">
            <text:p>1.796794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4.259166E-006</text:p>
          </table:table-cell>
          <table:table-cell office:value-type="string">
            <text:p>1.693147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4.012715E-006</text:p>
          </table:table-cell>
          <table:table-cell office:value-type="float" office:value="0.000001596">
            <text:p>0.000001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3.781597E-006</text:p>
          </table:table-cell>
          <table:table-cell office:value-type="string">
            <text:p>1.504903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3.564496E-006</text:p>
          </table:table-cell>
          <table:table-cell office:value-type="string">
            <text:p>1.419245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3.360236E-006</text:p>
          </table:table-cell>
          <table:table-cell office:value-type="string">
            <text:p>1.3386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3.167765E-006</text:p>
          </table:table-cell>
          <table:table-cell office:value-type="string">
            <text:p>1.262556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2.986206E-006</text:p>
          </table:table-cell>
          <table:table-cell office:value-type="string">
            <text:p>1.190771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000002815">
            <text:p>0.000002815</text:p>
          </table:table-cell>
          <table:table-cell office:value-type="float" office:value="0.000001123">
            <text:p>0.000001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2.653663E-006</text:p>
          </table:table-cell>
          <table:table-cell office:value-type="string">
            <text:p>1.059151E-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2.501725E-006</text:p>
          </table:table-cell>
          <table:table-cell office:value-type="float" office:value="0.000000999">
            <text:p>0.000000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2.358723E-006</text:p>
          </table:table-cell>
          <table:table-cell office:value-type="string">
            <text:p>9.422514E-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2.224206E-006</text:p>
          </table:table-cell>
          <table:table-cell office:value-type="string">
            <text:p>8.888804E-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2.097737E-006</text:p>
          </table:table-cell>
          <table:table-cell office:value-type="string">
            <text:p>8.38669E-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1.978894E-006</text:p>
          </table:table-cell>
          <table:table-cell office:value-type="string">
            <text:p>7.914539E-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1.867268E-006</text:p>
          </table:table-cell>
          <table:table-cell office:value-type="string">
            <text:p>7.47077E-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1.762465E-006</text:p>
          </table:table-cell>
          <table:table-cell office:value-type="string">
            <text:p>7.05386E-007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10/25/2017</text:date>, <text:time>17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64" meta:object-count="0"/>
    <meta:generator>OpenOffice/4.1.2$Win32 OpenOffice.org_project/412m3$Build-9782</meta:generator>
  </office:meta>
</office:document-meta>
</file>